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a7b7" officeooo:paragraph-rsid="001da7b7"/>
    </style:style>
    <style:style style:name="P2" style:family="paragraph" style:parent-style-name="Standard">
      <style:text-properties fo:font-weight="bold" officeooo:rsid="001da7b7" officeooo:paragraph-rsid="001da7b7"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umentación proyecto Juan Vela Vargas</text:p>
      <text:p text:style-name="P1"/>
      <text:p text:style-name="P1">He creado una página web turistica de mi pueblo, he cogido la plantilla del siguiente enlace: https://startbootstrap.com/theme/grayscale</text:p>
      <text:p text:style-name="P1"/>
      <text:p text:style-name="P1">En la cabecera he puesto un <text:s/>menú para navegar a través de los diferentes apartados de la página, he puesto una sección de presentación con un boton que te lleva a la primera sección de la pagina.</text:p>
      <text:p text:style-name="P1"/>
      <text:p text:style-name="P1">He incluido varias imagenes para ilustrar los distintos lugares del pueblo, Abajo he incluido un formulario, creado por mi, ya que no venía en la plantilla donde el usuario puede dar su opinión sobre la pagina.</text:p>
      <text:p text:style-name="P1"/>
      <text:p text:style-name="P1">Al final de la pagina he incluido una sección de contactos donde contactar con el creador y botones para acceder a las distintas redes sociales del puebl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7T09:00:57.731648997</meta:creation-date>
    <dc:date>2022-02-17T09:28:07.221858351</dc:date>
    <meta:editing-duration>PT33S</meta:editing-duration>
    <meta:editing-cycles>1</meta:editing-cycles>
    <meta:document-statistic meta:table-count="0" meta:image-count="0" meta:object-count="0" meta:page-count="1" meta:paragraph-count="5" meta:word-count="122" meta:character-count="736" meta:non-whitespace-character-count="618"/>
    <meta:generator>LibreOffice/7.0.4.2$Linux_X86_64 LibreOffice_project/00$Build-2</meta:generator>
  </office:meta>
</office:document-meta>
</file>